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<text:s/>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Idiot (Kris)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0" table:formula="of:=SUM([.D9:.G9])" table:style-name="ce5">
            <text:p>0</text:p>
          </table:table-cell>
          <table:table-cell office:value-type="float" office:value="0" table:formula="of:=[.H9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0" table:formula="of:=SUM([.D10:.G10])" table:style-name="ce5">
            <text:p>0</text:p>
          </table:table-cell>
          <table:table-cell office:value-type="float" office:value="0" table:formula="of:=[.H10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0" table:formula="of:=SUM([.D11:.G11])" table:style-name="ce5">
            <text:p>0</text:p>
          </table:table-cell>
          <table:table-cell office:value-type="float" office:value="0" table:formula="of:=[.H11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0" table:formula="of:=SUM([.D12:.G12])" table:style-name="ce5">
            <text:p>0</text:p>
          </table:table-cell>
          <table:table-cell office:value-type="float" office:value="0" table:formula="of:=[.H12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0" table:formula="of:=SUM([.D13:.G13])" table:style-name="ce5">
            <text:p>0</text:p>
          </table:table-cell>
          <table:table-cell office:value-type="float" office:value="0" table:formula="of:=[.H13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0" table:formula="of:=SUM([.D14:.G14])" table:style-name="ce5">
            <text:p>0</text:p>
          </table:table-cell>
          <table:table-cell office:value-type="float" office:value="0" table:formula="of:=[.H14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0" table:formula="of:=SUM([.D15:.G15])" table:style-name="ce5">
            <text:p>0</text:p>
          </table:table-cell>
          <table:table-cell office:value-type="float" office:value="0" table:formula="of:=[.H15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0" table:formula="of:=SUM([.D16:.G16])" table:style-name="ce5">
            <text:p>0</text:p>
          </table:table-cell>
          <table:table-cell office:value-type="float" office:value="0" table:formula="of:=[.H16]/4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0" table:formula="of:=SUM([.D17:.G17])" table:style-name="ce5">
            <text:p>0</text:p>
          </table:table-cell>
          <table:table-cell office:value-type="float" office:value="0" table:formula="of:=[.H1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0" table:formula="of:=SUM([.D20:.G20])" table:style-name="ce5">
            <text:p>0</text:p>
          </table:table-cell>
          <table:table-cell office:value-type="float" office:value="0" table:formula="of:=[.H20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0" table:formula="of:=SUM([.D21:.G21])" table:style-name="ce5">
            <text:p>0</text:p>
          </table:table-cell>
          <table:table-cell office:value-type="float" office:value="0" table:formula="of:=[.H21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0" table:formula="of:=SUM([.D22:.G22])" table:style-name="ce5">
            <text:p>0</text:p>
          </table:table-cell>
          <table:table-cell office:value-type="float" office:value="0" table:formula="of:=[.H22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102" table:formula="of:=SUM([.D5:.D28])" table:style-name="ce1">
            <text:p>102</text:p>
          </table:table-cell>
          <table:table-cell office:value-type="float" office:value="170.7" table:formula="of:=SUM([.E5:.E28])" table:style-name="ce1">
            <text:p>170,7</text:p>
          </table:table-cell>
          <table:table-cell office:value-type="float" office:value="143" table:formula="of:=SUM([.F5:.F28])" table:style-name="ce1">
            <text:p>143</text:p>
          </table:table-cell>
          <table:table-cell office:value-type="float" office:value="117" table:formula="of:=SUM([.G5:.G28])" table:style-name="ce1">
            <text:p>117</text:p>
          </table:table-cell>
          <table:table-cell office:value-type="float" office:value="532.70000000000005" table:formula="of:=SUM([.H5:.H28])" table:style-name="ce5">
            <text:p>532,7</text:p>
          </table:table-cell>
          <table:table-cell office:value-type="float" office:value="133.17500000000001" table:formula="of:=[.H30]/4" table:style-name="ce1">
            <text:p>133,1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-31.175000000000011" table:formula="of:=[.D30]-[.$I$30]" table:style-name="ce1">
            <text:p>-31,175</text:p>
          </table:table-cell>
          <table:table-cell office:value-type="float" office:value="37.524999999999977" table:formula="of:=[.E30]-[.$I$30]" table:style-name="ce1">
            <text:p>37,525</text:p>
          </table:table-cell>
          <table:table-cell office:value-type="float" office:value="9.8249999999999886" table:formula="of:=[.F30]-[.$I$30]" table:style-name="ce1">
            <text:p>9,825</text:p>
          </table:table-cell>
          <table:table-cell office:value-type="float" office:value="-16.175000000000011" table:formula="of:=[.G30]-[.$I$30]" table:style-name="ce1">
            <text:p>-16,175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33.17500000000001" table:formula="of:=[.H30]/COUNTIF([.H5:.H28];&quot;&gt;0&quot;)" table:style-name="ce1">
            <text:p>133,17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33.293750000000003" table:formula="of:=[.E34]/4" table:style-name="ce7">
            <text:p>33,29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Nicolaj Vinkel Christensen</dc:creator>
    <meta:creation-date>2017-02-13T11:37:40Z</meta:creation-date>
    <dc:date>2017-03-02T10:27:17Z</dc:date>
    <meta:editing-cycles>1</meta:editing-cycles>
    <meta:editing-duration>PT61S</meta:editing-duration>
  </office:meta>
</office:document-meta>
</file>